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51cm" fo:margin-left="-0.123cm" table:align="left" style:writing-mode="lr-tb"/>
    </style:style>
    <style:style style:name="Tabla1.A" style:family="table-column">
      <style:table-column-properties style:column-width="1.819cm"/>
    </style:style>
    <style:style style:name="Tabla1.B" style:family="table-column">
      <style:table-column-properties style:column-width="13.832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margin-left="0cm" fo:margin-right="0cm" fo:text-align="justify" style:justify-single-word="false" fo:text-indent="0.801cm" style:auto-text-indent="false"/>
      <style:text-properties style:font-name="Times New Roman1"/>
    </style:style>
    <style:style style:name="P7" style:family="paragraph" style:parent-style-name="Standard">
      <style:text-properties style:font-name="Times New Roman1"/>
    </style:style>
    <style:style style:name="P8" style:family="paragraph" style:parent-style-name="Standard">
      <style:paragraph-properties fo:text-align="center" style:justify-single-word="false"/>
      <style:text-properties style:font-name="Times New Roman1"/>
    </style:style>
    <style:style style:name="P9" style:family="paragraph" style:parent-style-name="Standard">
      <style:paragraph-properties fo:text-align="justify" style:justify-single-word="false"/>
      <style:text-properties style:font-name="Times New Roman1"/>
    </style:style>
    <style:style style:name="P10" style:family="paragraph" style:parent-style-name="Standard">
      <style:paragraph-properties fo:margin-left="5.394cm" fo:margin-right="0cm" fo:text-indent="-5.332cm" style:auto-text-indent="false">
        <style:tab-stops/>
      </style:paragraph-properties>
      <style:text-properties style:font-name="Times New Roman1"/>
    </style:style>
    <style:style style:name="P11" style:family="paragraph" style:parent-style-name="Standard" style:master-page-name="Standard">
      <style:paragraph-properties fo:text-align="center" style:justify-single-word="false" style:page-number="auto"/>
      <style:text-properties style:font-name="Times New Roman1"/>
    </style:style>
    <style:style style:name="P12" style:family="paragraph" style:parent-style-name="Standard">
      <style:paragraph-properties fo:text-align="center" style:justify-single-word="false"/>
      <style:text-properties style:font-name="Times New Roman1"/>
    </style:style>
    <style:style style:name="P13" style:family="paragraph" style:parent-style-name="Standard">
      <style:paragraph-properties fo:text-align="justify" style:justify-single-word="false"/>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LARACIÓN N° 1774-CM-14</text:p>
      <text:p text:style-name="P7"/>
      <text:p text:style-name="P7"/>
      <text:p text:style-name="P10">DESCRIPCIÓN SINTÉTICA: DECLARAR EVENTO DE INTERÉS MUNICIPAL Y CULTURAL “FERIAS COMUNITARIAS”.</text:p>
      <text:p text:style-name="P7"/>
      <text:p text:style-name="P7">ANTECEDENTES</text:p>
      <text:p text:style-name="P6"/>
      <text:p text:style-name="P6">Carta Orgánica Municipal.</text:p>
      <text:p text:style-name="P6"/>
      <text:p text:style-name="P6">Ordenanza 2071-CM-10.</text:p>
      <text:p text:style-name="P6"/>
      <text:p text:style-name="P6">Nota solicitud declaración de interés.</text:p>
      <text:p text:style-name="P6"/>
      <text:p text:style-name="P6">Carpeta con cronograma.</text:p>
      <text:p text:style-name="P6"/>
      <text:p text:style-name="P6">Folleto descriptivo del evento.</text:p>
      <text:p text:style-name="P6"/>
      <text:p text:style-name="P6">Resolución 060-PCM-14 de fecha 14 de marzo de 2014, firmada por el Presidente del Concejo Municipal, Ramón Chiocconi.</text:p>
      <text:p text:style-name="P6"/>
      <text:p text:style-name="P7"/>
      <text:p text:style-name="P7">FUNDAMENTOS</text:p>
      <text:p text:style-name="P7"/>
      <text:p text:style-name="P6">La Biblioteca Nacional desde el 2005 viene trabajando el objetivo de fomentar la lectura en las zonas de difícil acceso a la información, en diferentes puntos del país, a partir de diferentes propuestas: actividades como ser los encuentros de escritores, bibliotecarios, docentes, agentes sociales y culturales; talleres de lecturas, títeres, barriletes, teatro, música, reciclado y junto a ellas, las entrega de libros, conformando bibliotecas. En el 2013 la Biblioteca Nacional acompaña la primera feria del libro comunitaria en los barrios, de la ciudad de Curuzú Cuatiá finalizando con la participación de la institución en la Feria del <text:s/>Libro en la capital de la provincia de Corrientes.</text:p>
      <text:p text:style-name="P6"/>
      <text:p text:style-name="P6">El Departamento de Trabajo Comunitario de la Biblioteca Nacional realiza la visita a Río Negro con el lema “Por más libros, por más cine”, finalizando la semana de trabajo con la convocatoria en el Museo de la Patagonia el 6 de diciembre de 2013, para realizar una capacitación llamada 30º Encuentro de cómo trabajar en RED: Ventajas y Desventajas con referentes socioculturales. Al finalizar la exposición se les propone <text:s/>a los participantes trabajar en red, con la temática de Ferias del Libro Comunitarias. <text:s/>Al finalizar los participantes se comprometen a seguir trabajando el proyecto en un próximo encuentro, convocando a más instituciones. <text:s/></text:p>
      <text:p text:style-name="P6"/>
      <text:p text:style-name="P6">La Biblioteca Nacional decide apoyar esta iniciativa de proyecto acompañando con la inauguración de la primer Biblioteca Comunitaria en el Centro Cultural Hombre Vivo, barrio 204 viviendas y la Biblioteca Lúdica en el Centro Ruca Che, del barrio Nahuel Hue.</text:p>
      <text:p text:style-name="P6"/>
      <text:p text:style-name="P6">Asimismo, se conformó un comité organizador para poder llevar adelante el proyecto que implica coordinar los recursos con la ciudad de Buenos Aires y San Carlos de Bariloche. El mismo está conformado por un integrante del PAMI, del Museo de la Patagonia, del barrio Nahuel Hue, del barrio 270 viviendas y del barrio 204 viviendas. A partir de diversas gestiones realizadas durante enero y febrero 2014, la planificación del evento tuvo como producto <text:s/>las Ferias Comunitarias a efectuarse del 21 al 26 de marzo de 2014.</text:p>
      <text:p text:style-name="P6"><text:soft-page-break/></text:p>
      <text:p text:style-name="P6">Las Ferias son efectuadas con el apoyo desde Nación: <text:s/>el INCAA – ENERC, la Biblioteca Nacional Mariano Moreno y la Administración de Parques Nacionales. Desde la Provincia de Río Negro apoyan y colaboran: la Universidad Nacional de Río Negro - Secretaría de Extensión Zona Andina, Alta Tecnología Sociedad del Estado (ALTEC), Programa de Atención Médica Integral (PAMI), la Legislatura de la Provincia de Río Negro -Diputado César Miguel, CAUSA Nacional y Popular, Senadora Silvina García Larraburu, Agrupación Cordillera, UPCN Seccional Capital Federal y Empleados Públicos Nacionales, la Delegación Regional Patagonia Centro, el Club Social, Deportivo y Cultural Unión (Barrio Unión), el Centro Cultural Hombre Vivo (Barrio 204 Viviendas), la Biblioteca Pública Néstor Kirchner -barrio Nahuel Hue, Escuela 315 - barrio Malvinas (en conjunto con Nahuel Hue), el Centro Ruca Che - barrio Nahuel Hue (en conjunto con Nahuel Hue) y el Barrio 270 Viviendas.</text:p>
      <text:p text:style-name="P6"/>
      <text:p text:style-name="P6">Serán organizadas por la Secretaría de Cultura de la Municipalidad de San Carlos de Bariloche, Secretaría de Desarrollo Humano de la Municipalidad de San Carlos de Bariloche y por el Parque Nacional Nahuel Huapi - Museo de la Patagonia "Francisco P. Moreno".</text:p>
      <text:p text:style-name="P6"/>
      <text:p text:style-name="P6">Programa de actividades.</text:p>
      <text:p text:style-name="P6"/>
      <text:p text:style-name="P6">Viernes 21/03/2014</text:p>
      <text:p text:style-name="P6"/>
      <text:p text:style-name="P6">Evento Central: Inauguración de la biblioteca comunitaria del Centro Cultural Hombre Vivo.</text:p>
      <text:p text:style-name="P6"/>
      <text:p text:style-name="P6">11:00 hs Apertura de la Feria</text:p>
      <text:p text:style-name="P6"/>
      <text:p text:style-name="P6">12:00 hs Apertura de Stands de artesanos, vecinos e instituciones y escenario en calle B del Barrio 204 viviendas o Escuela 325. Bandas Musicales: Sustancia Sonora y Hombre vivo. Folclore: agrupación “Mis Raíces” Centro cultural Hombre Vivo.</text:p>
      <text:p text:style-name="P6"/>
      <text:p text:style-name="P6">13:00 hs Mural sobre calle B del Barrio 204 viviendas a cargo de ADF creative Conmemorando los 25 años del barrio 204 <text:s/>viviendas <text:s/>y el logro como comunidad, de un centro cultural y biblioteca comunitaria.</text:p>
      <text:p text:style-name="P6"/>
      <text:p text:style-name="P6">14:00 hs Apertura de Narradores en el centro cultural. Programa para diferentes edades durante todo el día.</text:p>
      <text:p text:style-name="P6"/>
      <text:p text:style-name="P6">14:00 hs Inicio de proyección de películas a cargo del INCAA en el Instituto de Formación Docente, para adolescentes y niños de las instituciones educativas convocadas.</text:p>
      <text:p text:style-name="P6"/>
      <text:p text:style-name="P6">14:30hs Fiesta de Carnaval: La Negra Murguera, El Farolito de los callejeros, Comparsa Tomás Roque Díaz. </text:p>
      <text:p text:style-name="P6"/>
      <text:p text:style-name="P6">15:00 hs Comparsa Las Quintas</text:p>
      <text:p text:style-name="P6"/>
      <text:p text:style-name="P6">16:30 hs Inauguración de la Biblioteca Comunitaria Horacio González. Compartimos un chocolate caliente y agradecimientos formales a todas las personas que hicieron posible este sueño. <text:s/>Descubrimiento del mural de la biblioteca y de la plaqueta.</text:p>
      <text:p text:style-name="P6"/>
      <text:p text:style-name="P6">18:00 Proyecciones del INCAA proyección abierta a todo la comunidad</text:p>
      <text:p text:style-name="P6"/>
      <text:p text:style-name="P6"><text:soft-page-break/>Puesta en escena calle B. </text:p>
      <text:p text:style-name="P6">12:00 hs Sustancia Sonora.</text:p>
      <text:p text:style-name="P6"/>
      <text:p text:style-name="P6">13:00 hs Cerebro Urgente.</text:p>
      <text:p text:style-name="P6"/>
      <text:p text:style-name="P6">14:00 hs Agrupación folclórica “Mis Raíces”.</text:p>
      <text:p text:style-name="P6"/>
      <text:p text:style-name="P6">Sábado 22/03/2014</text:p>
      <text:p text:style-name="P6"/>
      <text:p text:style-name="P6">Puesta en escena calle B.</text:p>
      <text:p text:style-name="P6">12:00 hs Hombre Vivo banda. </text:p>
      <text:p text:style-name="P6"/>
      <text:p text:style-name="P6">13:00 hs Adf Band.</text:p>
      <text:p text:style-name="P6"/>
      <text:p text:style-name="P6">12:00 hs Apertura de Stands de artesanos, vecinos e instituciones.</text:p>
      <text:p text:style-name="P6"/>
      <text:p text:style-name="P6">13:00 hs Mural gigante en la esquina más concurrida del barrio 204 viviendas, arte creativo callejero.</text:p>
      <text:p text:style-name="P6"/>
      <text:p text:style-name="P6">13:00 hs Malabaristas y mimos.</text:p>
      <text:p text:style-name="P6"/>
      <text:p text:style-name="P6">14:00 hs Narradores. </text:p>
      <text:p text:style-name="P6"/>
      <text:p text:style-name="P6">14:00 hs Danzas Folclóricas.</text:p>
      <text:p text:style-name="P6"/>
      <text:p text:style-name="P6">15:00 hs La Negra Murguera.</text:p>
      <text:p text:style-name="P6"/>
      <text:p text:style-name="P6">18:00 hs Proyección INCAA abierta a todo la comunidad.</text:p>
      <text:p text:style-name="P6"/>
      <text:p text:style-name="P6"><text:tab/><text:tab/><text:tab/><text:tab/> </text:p>
      <text:p text:style-name="P6">Domingo 23/03/2014</text:p>
      <text:p text:style-name="P6"/>
      <text:p text:style-name="P6"/>
      <text:p text:style-name="P6">12:00 hs Apertura de Stands de artesanos, vecinos e instituciones.</text:p>
      <text:p text:style-name="P6"/>
      <text:p text:style-name="P6">12:00 hs Banda ceremonial a cargo del maestro Roque Díaz.</text:p>
      <text:p text:style-name="P6"/>
      <text:p text:style-name="P6">13:00 hs Danzas Folclóricas. </text:p>
      <text:p text:style-name="P6"/>
      <text:p text:style-name="P6">14:00 hs Narradores.</text:p>
      <text:p text:style-name="P6"/>
      <text:p text:style-name="P6">15:00 hs Murga de Villa Jamaica y Nahuel Hue.</text:p>
      <text:p text:style-name="P6"/>
      <text:p text:style-name="P6">18:00 hs Proyección INCAA abierta a todo la comunidad.</text:p>
      <text:p text:style-name="P6"/>
      <text:p text:style-name="P6"/>
      <text:p text:style-name="P6">Lunes 24/03/2014<text:tab/></text:p>
      <text:p text:style-name="P6"/>
      <text:p text:style-name="P6"/>
      <text:p text:style-name="P6">11:00 hs.<text:tab/>Acto oficial “Día de la Memoria”. </text:p>
      <text:p text:style-name="P6"/>
      <text:p text:style-name="P6">11:30 hs.<text:tab/>Comenzamos a pintar el Mural- Apertura de Stands.</text:p>
      <text:p text:style-name="P6"/>
      <text:p text:style-name="P6"><text:soft-page-break/>12:00 hs.<text:tab/>Presentación del libro "Compartiendo Historias" escrito por alumnos de la Escuela 315.</text:p>
      <text:p text:style-name="P6"/>
      <text:p text:style-name="P6">12:30 hs.<text:tab/>Almuerzo (comprando comida en los stand`s de las madres del barrio).</text:p>
      <text:p text:style-name="P6"/>
      <text:p text:style-name="P6">12:30 hs.<text:tab/>Stands de difusión organismos Anses, Universidad Nacional de Río Negro.</text:p>
      <text:p text:style-name="P6"/>
      <text:p text:style-name="P6">14:00 hs.<text:tab/>Narraciones a cargo de la Museóloga Marta Romero.</text:p>
      <text:p text:style-name="P6"/>
      <text:p text:style-name="P6">14:30 hs.<text:tab/>Inauguración Biblioteca Lúdica en Ruca Che.</text:p>
      <text:p text:style-name="P6"/>
      <text:p text:style-name="P6">15:00 hs.<text:tab/>Recital <text:s/>de Bandas.</text:p>
      <text:p text:style-name="P6"/>
      <text:p text:style-name="P6">16:30 hs.<text:tab/>Cine a cargo del INCAA.</text:p>
      <text:p text:style-name="P6"/>
      <text:p text:style-name="P6">18:00 hs.<text:tab/>Cierre. </text:p>
      <text:p text:style-name="P6"/>
      <text:p text:style-name="P6">Martes 25/03/2014</text:p>
      <text:p text:style-name="P6"><text:tab/></text:p>
      <text:p text:style-name="P6">11:00 hs<text:tab/>Apertura de la feria.</text:p>
      <text:p text:style-name="P6"/>
      <text:p text:style-name="P6">11:15 hs.<text:tab/>Muestra de Stands de los chicos de 4º a 7º grado.</text:p>
      <text:p text:style-name="P6"/>
      <text:p text:style-name="P6">11:30 hs.<text:tab/>Continuamos pintando el mural.</text:p>
      <text:p text:style-name="P6"/>
      <text:p text:style-name="P6">11:30 hs.<text:tab/>Stands de difusión organismos Anses, Universidad Nacional de Río Negro.</text:p>
      <text:p text:style-name="P6"/>
      <text:p text:style-name="P6">13:30 hs.<text:tab/>Almuerzo ( comprando comida en los stand`s de las madres del barrio).</text:p>
      <text:p text:style-name="P6"/>
      <text:p text:style-name="P6">14:00 hs.<text:tab/>Jugando en la Biblioteca Lúdica-Bibliomóvil.</text:p>
      <text:p text:style-name="P6"/>
      <text:p text:style-name="P6">14:00 hs.<text:tab/>Presentación de murgas.</text:p>
      <text:p text:style-name="P6"/>
      <text:p text:style-name="P6">14:00 hs.<text:tab/>Talleres variados.</text:p>
      <text:p text:style-name="P6"/>
      <text:p text:style-name="P6">15:00 hs.<text:tab/>Muestra de Stands de los chicos de 1º a 3º grado.</text:p>
      <text:p text:style-name="P6"/>
      <text:p text:style-name="P6">15:00 hs.<text:tab/>Cine a cargo del INCAA.</text:p>
      <text:p text:style-name="P6"/>
      <text:p text:style-name="P6">18:00 hs.<text:tab/>Cierre. </text:p>
      <text:p text:style-name="P6"/>
      <text:p text:style-name="P6">Miércoles 26/03/2014</text:p>
      <text:p text:style-name="P6"><text:tab/></text:p>
      <text:p text:style-name="P6">11:00 hs.<text:tab/>Apertura de la feria.</text:p>
      <text:p text:style-name="P6"/>
      <text:p text:style-name="P6">11:15 hs.<text:tab/>Apertura de Stands.</text:p>
      <text:p text:style-name="P6"/>
      <text:p text:style-name="P6">11:30 hs.<text:tab/>Jugando en la Biblioteca Lúdica-Bibliomóvil.</text:p>
      <text:p text:style-name="P6"/>
      <text:p text:style-name="P6">13:00 hs.<text:tab/>Almuerzo (comprando comida en los stands de las madres del barrio).</text:p>
      <text:p text:style-name="P6"/>
      <text:p text:style-name="P6">14:00 hs.<text:tab/>Talleres <text:s/>de teatro y gimnasia rítmica.</text:p>
      <text:p text:style-name="P6"/>
      <text:p text:style-name="P6"><text:soft-page-break/>14:00 hs.<text:tab/>Circo - Banda de Viento.</text:p>
      <text:p text:style-name="P6"/>
      <text:p text:style-name="P6">14:00 hs.<text:tab/>Murgas.</text:p>
      <text:p text:style-name="P6"/>
      <text:p text:style-name="P6">15:00 hs.<text:tab/>Cine a cargo del INCAA.</text:p>
      <text:p text:style-name="P6"/>
      <text:p text:style-name="P6">17:00 hs.<text:tab/>Cierre. </text:p>
      <text:p text:style-name="P9"/>
      <text:p text:style-name="P9"/>
      <text:p text:style-name="P9">AUTOR: Presidente Concejo Municipal, Ramón Chiocconi. </text:p>
      <text:p text:style-name="P9"/>
      <text:p text:style-name="P9">INICIATIVA: Graciela Fontana.</text:p>
      <text:p text:style-name="P9"/>
      <text:p text:style-name="P9"/>
      <text:p text:style-name="P8">La Resolución original Nº 060-PCM-14 con las modificaciones introducidas, fue aprobada en la sesión del día 20 de marzo de 2014, según consta en el Acta Nº 1015/14. Por ello, en ejercicio de las atribuciones que le otorga el Art. 38 de la Carta Orgánica Municipal,</text:p>
      <text:p text:style-name="P8"/>
      <text:p text:style-name="P7"/>
      <text:p text:style-name="P8">EL CONCEJO MUNICIPAL DE SAN CARLOS DE BARILOCHE</text:p>
      <text:p text:style-name="P8">SANCIONA CON CARÁCTER DE </text:p>
      <text:p text:style-name="P8"/>
      <text:p text:style-name="P8">DECLARACIÓN</text:p>
      <text:p text:style-name="P8"/>
      <text:p text:style-name="P7"/>
      <table:table table:name="Tabla1" table:style-name="Tabla1">
        <table:table-column table:style-name="Tabla1.A"/>
        <table:table-column table:style-name="Tabla1.B"/>
        <table:table-row table:style-name="Tabla1.1">
          <table:table-cell table:style-name="Tabla1.A1" office:value-type="string">
            <text:p text:style-name="Standard">Art. <text:s/>1º) <text:s text:c="4"/></text:p>
          </table:table-cell>
          <table:table-cell table:style-name="Tabla1.A1" office:value-type="string">
            <text:p text:style-name="P13">Se declara evento de interés municipal y cultural “Ferias Comunitarias”, a efectuarse los días 21 al 26 de marzo de 2014 en San Carlos de Bariloche.</text:p>
            <text:p text:style-name="P13"/>
          </table:table-cell>
        </table:table-row>
        <table:table-row table:style-name="Tabla1.1">
          <table:table-cell table:style-name="Tabla1.A1" office:value-type="string">
            <text:p text:style-name="Standard">Art. <text:s/>2°)</text:p>
          </table:table-cell>
          <table:table-cell table:style-name="Tabla1.A1" office:value-type="string">
            <text:p text:style-name="P13">La presente declaración no implica la obligatoriedad de efectuar erogaciones por parte de la Administración Municipal. </text:p>
            <text:p text:style-name="P13"/>
          </table:table-cell>
        </table:table-row>
        <table:table-row table:style-name="Tabla1.1">
          <table:table-cell table:style-name="Tabla1.A1" office:value-type="string">
            <text:p text:style-name="Standard">Art. <text:s/>3°) </text:p>
          </table:table-cell>
          <table:table-cell table:style-name="Tabla1.A1" office:value-type="string">
            <text:p text:style-name="P13">Comuníquese. Dése a publicidad. Tómese razón. Cumplido, archívese.</text:p>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4"><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adia </dc:creator>
    <dc:date>2014-03-27T11:51:58</dc:date>
    <meta:print-date>2014-03-27T11:50:35</meta:print-date>
    <meta:editing-cycles>27</meta:editing-cycles>
    <meta:editing-duration>PT21M13S</meta:editing-duration>
    <meta:generator>LibreOffice/3.5$Linux_X86_64 LibreOffice_project/350m1$Build-2</meta:generator>
    <meta:printed-by>Nadia </meta:printed-by>
    <meta:document-statistic meta:table-count="1" meta:image-count="1" meta:object-count="0" meta:page-count="5" meta:paragraph-count="99" meta:word-count="1288" meta:character-count="8381" meta:non-whitespace-character-count="6977"/>
    <meta:user-defined meta:name="Información 1"/>
    <meta:user-defined meta:name="Información 2"/>
    <meta:user-defined meta:name="Información 3"/>
    <meta:user-defined meta:name="Información 4"/>
  </office:meta>
</office:document-meta>
</file>